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3027" officeooo:paragraph-rsid="000e302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e3027" officeooo:paragraph-rsid="000e3027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e3027" officeooo:paragraph-rsid="000e3027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e3027" officeooo:paragraph-rsid="000e3027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0e3027" officeooo:paragraph-rsid="000e302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3027" officeooo:paragraph-rsid="000e3027" style:font-weight-asian="normal" style:font-weight-complex="normal"/>
    </style:style>
    <style:style style:name="P7" style:family="paragraph" style:parent-style-name="Standard">
      <style:paragraph-properties fo:margin-left="1.251cm" fo:text-align="start" style:justify-single-word="false" fo:text-indent="0cm" style:auto-text-indent="false"/>
      <style:text-properties fo:font-weight="bold" officeooo:rsid="000e3027" officeooo:paragraph-rsid="000e3027" style:font-weight-asian="bold" style:font-weight-complex="bold"/>
    </style:style>
    <style:style style:name="P8" style:family="paragraph" style:parent-style-name="Standard">
      <style:paragraph-properties fo:margin-left="1.251cm" fo:text-align="start" style:justify-single-word="false" fo:text-indent="0cm" style:auto-text-indent="false"/>
      <style:text-properties fo:font-weight="normal" officeooo:rsid="000e3027" officeooo:paragraph-rsid="000e3027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e3027" officeooo:paragraph-rsid="000e3027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ef698" officeooo:paragraph-rsid="000ef698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0ef698" officeooo:paragraph-rsid="000ef69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– CURSO DE API REST PARA INICIANTES</text:p>
      <text:p text:style-name="P2"/>
      <text:list xml:id="list1994329898" text:style-name="L1">
        <text:list-item>
          <text:p text:style-name="P3">O que é uma API?</text:p>
          <text:p text:style-name="P4"/>
          <text:p text:style-name="P4">Imagine que você está em um restaurante. Você se senta, pega o cardápio e escolhe o que deseja comer. Mas você <text:span text:style-name="Strong_20_Emphasis">não vai até a cozinha</text:span> pedir o prato diretamente ao cozinheiro. Em vez disso, você fala com o <text:span text:style-name="Strong_20_Emphasis">garçom</text:span>, que leva seu pedido até a cozinha e depois traz a comida até você. Simples, certo?</text:p>
          <text:p text:style-name="P4"/>
          <text:p text:style-name="P4">Nesse cenário:</text:p>
        </text:list-item>
      </text:list>
      <text:list text:style-name="L2">
        <text:list-item>
          <text:list>
            <text:list-item>
              <text:p text:style-name="P5">Você é o <text:span text:style-name="T1">cliente</text:span> (usuário ou sistema que faz uma solicitação),</text:p>
            </text:list-item>
            <text:list-item>
              <text:p text:style-name="P5">A cozinha é o <text:span text:style-name="T1">sistema que fornece os dados ou funcionalidades</text:span>,</text:p>
            </text:list-item>
            <text:list-item>
              <text:p text:style-name="P5">E o <text:span text:style-name="T1">garçom </text:span>é a <text:span text:style-name="T1">API</text:span>.</text:p>
            </text:list-item>
          </text:list>
        </text:list-item>
      </text:list>
      <text:p text:style-name="P6"/>
      <text:p text:style-name="P7"/>
      <text:p text:style-name="P7">Definindo API</text:p>
      <text:p text:style-name="P8"/>
      <text:p text:style-name="P7">API<text:span text:style-name="T2"> é a sigla para Application Programming Interface, ou em português, </text:span>Interface de Programação de Aplicações<text:span text:style-name="T2">.</text:span></text:p>
      <text:p text:style-name="P8">Ela é como um <text:span text:style-name="T1">intermediário</text:span> que permite que dois sistemas (ou partes de um sistema) se comuniquem. A API define <text:span text:style-name="T1">como</text:span> essa comunicação deve acontecer – ou seja, quais “pedidos” são permitidos, como devem ser feitos, e qual será a resposta.</text:p>
      <text:p text:style-name="P8"/>
      <text:p text:style-name="P7"/>
      <text:p text:style-name="P7">Um exemplo prático</text:p>
      <text:p text:style-name="P8"/>
      <text:p text:style-name="P8">Pense em um aplicativo de clima no seu celular. Ele exibe a previsão do tempo da sua cidade. Esse app <text:span text:style-name="T1">não gera essas informações sozinho</text:span> – ele se conecta a uma <text:span text:style-name="T1">API de clima</text:span>, que retorna os dados meteorológicos que o app exibe para você.</text:p>
      <text:p text:style-name="P8"/>
      <text:p text:style-name="P8">Você pede: “Quero saber a temperatura de Araçatuba”.</text:p>
      <text:p text:style-name="P8">A API responde: “A temperatura é 27ºC, com céu limpo”.</text:p>
      <text:p text:style-name="P8"/>
      <text:p text:style-name="P8"/>
      <text:p text:style-name="P7">Como funciona uma API na prática</text:p>
      <text:p text:style-name="P7"/>
      <text:p text:style-name="P8">Em sistemas web, as APIs geralmente funcionam usando o <text:span text:style-name="T1">protocolo HTTP</text:span>, o mesmo usado por navegadores. Por isso, chamamos esse tipo de API de <text:span text:style-name="T1">API REST</text:span>, que é o foco do nosso curso.</text:p>
      <text:p text:style-name="P8">Você envia uma <text:span text:style-name="T1">requisição</text:span> (request) para um endereço específico, e a API responde com <text:span text:style-name="T1">dados</text:span> (response), geralmente em <text:span text:style-name="T1">formato JSON</text:span>, que é leve, simples e muito usado em aplicações web.</text:p>
      <text:p text:style-name="P8"/>
      <text:p text:style-name="P8"/>
      <text:p text:style-name="P7">Por que aprender APIs?</text:p>
      <text:p text:style-name="P7"/>
      <text:p text:style-name="P8">Hoje, praticamente <text:span text:style-name="T1">todo sistema moderno usa APIs:</text:span></text:p>
      <text:list text:style-name="L3">
        <text:list-item>
          <text:p text:style-name="P9">Aplicativos de delivery se conectam a APIs de pagamento.</text:p>
        </text:list-item>
        <text:list-item>
          <text:p text:style-name="P9">Jogos usam APIs para autenticação de jogadores.</text:p>
        </text:list-item>
        <text:list-item>
          <text:p text:style-name="P9">Sites se integram com redes sociais artavés de APIs.</text:p>
        </text:list-item>
      </text:list>
      <text:p text:style-name="P8">Saber como criar e consumir APIs é uma <text:span text:style-name="T1">habilidade essencial</text:span> para qualquer desenvolvedor.</text:p>
      <text:p text:style-name="P6"/>
      <text:list text:continue-list="list1994329898" text:style-name="L1">
        <text:list-item>
          <text:p text:style-name="P10"><text:soft-page-break/>Diferença entre REST, SOAP e GraphQL</text:p>
          <text:p text:style-name="P10"/>
          <text:p text:style-name="P11"/>
          <text:p text:style-name="P11"/>
          <text:p text:style-name="P11">aaa</text:p>
          <text:p text:style-name="P11"/>
          <text:p text:style-name="P11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08:58:35.823357700</meta:creation-date>
    <dc:date>2025-06-18T17:24:11.628891600</dc:date>
    <meta:editing-duration>PT8H29S</meta:editing-duration>
    <meta:editing-cycles>1</meta:editing-cycles>
    <meta:document-statistic meta:table-count="0" meta:image-count="0" meta:object-count="0" meta:page-count="2" meta:paragraph-count="26" meta:word-count="355" meta:character-count="1991" meta:non-whitespace-character-count="1667"/>
    <meta:generator>LibreOffice/25.2.4.1$Windows_X86_64 LibreOffice_project/09303ce8b49f86f106fccd32b1324662053027cc</meta:generator>
  </office:meta>
</office:document-meta>
</file>